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166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2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size="22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2" xml:id="id1" draw:id="id1" draw:layer="layout" svg:width="15.5cm" svg:height="1.517cm" svg:x="6cm" svg:y="1cm">
          <draw:text-box>
            <text:p text:style-name="P1"><text:span text:style-name="T1">Programma</text:span></text:p>
          </draw:text-box>
        </draw:frame>
        <draw:frame draw:style-name="gr1" draw:text-style-name="P4" xml:id="id2" draw:id="id2" draw:layer="layout" svg:width="22.5cm" svg:height="14.471cm" svg:x="2cm" svg:y="3.5cm">
          <draw:text-box>
            <text:p text:style-name="P3"><text:span text:style-name="T2">Un programma è un insieme di bit collocati in un file su disco.</text:span></text:p>
            <text:p text:style-name="P3"><text:span text:style-name="T2">In particolare un programma è una sequenza logicamente ordinata di operazioni o comandi di istruzioni, un insieme di istruzioni che produce soluzioni per una data classe di problemi. Esso non cambia nel tempo e non modifica lo stato della memoria e del Program Counter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gr1" draw:text-style-name="P6" xml:id="id3" draw:id="id3" draw:layer="layout" svg:width="14.5cm" svg:height="1.673cm" svg:x="6.5cm" svg:y="1cm">
          <draw:text-box>
            <text:p text:style-name="P5"><text:span text:style-name="T2">Processo</text:span></text:p>
          </draw:text-box>
        </draw:frame>
        <draw:frame draw:style-name="gr1" draw:text-style-name="P7" xml:id="id4" draw:id="id4" draw:layer="layout" svg:width="23.5cm" svg:height="16.154cm" svg:x="2cm" svg:y="3.5cm">
          <draw:text-box>
            <text:p text:style-name="P7"><text:span text:style-name="T1">Un processo è un'istanza di un programma in esecuzione in modo sequenziale. Più precisamente è un'attività controllata da un programma che si svolge su un processore. E' considerata un'entità dinamica. L'esecuzione di un processo modifica lo stato della memoria e dei registri.</text:span></text:p>
            <text:p text:style-name="P7"><text:span text:style-name="T1">In sostanza un processo è un programma in esecuzione.</text:span></text:p>
            <text:p text:style-name="P7"><text:span text:style-name="T1">Un processo è infine un'entità dinamica che viene creata, passa attraverso diversi stati e, alla fine, è eliminata dal sistema.</text:span></text:p>
            <text:p text:style-name="P7"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decelerate="1" smil:targetElement="id4" smil:attributeName="y" smil:values="y+1;y-.03" smil:keyTimes="0;1"/>
                  <anim:animate smil:begin="0.9s" smil:dur="0.1s" smil:fill="hold" smil:accelerate="1" smil:targetElement="id4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gr1" draw:text-style-name="P9" xml:id="id5" draw:id="id5" draw:layer="layout" svg:width="13.5cm" svg:height="1.276cm" svg:x="7cm" svg:y="1cm">
          <draw:text-box>
            <text:p text:style-name="P8"><text:span text:style-name="T3">I diversi stati di un processo</text:span></text:p>
          </draw:text-box>
        </draw:frame>
        <draw:frame draw:style-name="gr1" draw:text-style-name="P11" xml:id="id6" draw:id="id6" draw:layer="layout" svg:width="24cm" svg:height="5.459cm" svg:x="2cm" svg:y="2.501cm">
          <draw:text-box>
            <text:p text:style-name="P10"><text:span text:style-name="T4">Come detto in precedenza un processo ha una sua “vita”. Per comprenderla occorre esaminare la sequenza di stati assunti dal processo.</text:span></text:p>
            <text:p text:style-name="P10"><text:span text:style-name="T4">Quando si richiede l'esecuzione di un programma il SO crea una struttura dati che rappresenta il processo.</text:span></text:p>
            <text:p text:style-name="P10"><text:span text:style-name="T4">In questo momento il processo si trova nello stato di new.</text:span></text:p>
          </draw:text-box>
        </draw:frame>
        <draw:frame draw:style-name="gr1" draw:text-style-name="P11" xml:id="id7" draw:id="id7" draw:layer="layout" svg:width="21.5cm" svg:height="2.855cm" svg:x="2.5cm" svg:y="14cm">
          <draw:text-box>
            <text:p text:style-name="P10"><text:span text:style-name="T4">Quando è possibile il SO assegna al processo le risorse richieste e lo alloca in memoria. In questo caso il processo si trova nello stato ready. </text:span></text:p>
          </draw:text-box>
        </draw:frame>
        <draw:frame draw:style-name="gr3" draw:layer="layout" svg:width="0.502cm" svg:height="1.187cm" svg:x="19.5cm" svg:y="1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  <anim:par smil:begin="0.5s">
                <anim:par smil:begin="0s" smil:fill="hold" smil:decelerate="1" presentation:node-type="after-previous" presentation:preset-class="entrance" presentation:preset-id="ooo-entrance-compress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+.3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  <anim:par smil:begin="1.5s">
                <anim:par smil:begin="0s" smil:fill="hold" smil:decelerate="1" presentation:node-type="after-previous" presentation:preset-class="entrance" presentation:preset-id="ooo-entrance-compress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+.3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4" draw:text-style-name="P7" xml:id="id8" draw:id="id8" draw:layer="layout" svg:width="23cm" svg:height="16.416cm" svg:x="2.5cm" svg:y="1.084cm">
          <draw:text-box>
            <text:p text:style-name="P7">Le transizioni di stato di un processo sono:</text:p>
            <text:p text:style-name="P7">Ammissione, ovvero la transizione da new a ready (provocata da un utente).</text:p>
            <text:p text:style-name="P7"/>
            <text:p text:style-name="P7">Assegnazione, ovvero la transizione da ready a running (Un processore viene assegnato ad un processo).</text:p>
            <text:p text:style-name="P7"/>
            <text:p text:style-name="P7">Interruzione, ovvero la transizione da running a ready.</text:p>
            <text:p text:style-name="P7"/>
            <text:p text:style-name="P7">Attesa evento, ovvero la transizione da running a waiting (causata dallo stesso processo per eseguire operazioni di I/O).</text:p>
            <text:p text:style-name="P7"/>
            <text:p text:style-name="P7">Avviene evento, ovvero la transizione da waiting a ready (causata da un evento esterno, per esempio il completamento di un operazione di I/O)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Axial_20_light_20_red_2f_white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anluca </meta:initial-creator>
    <meta:creation-date>2011-02-02T17:29:09</meta:creation-date>
    <meta:editing-duration>PT1H22M16S</meta:editing-duration>
    <meta:editing-cycles>15</meta:editing-cycles>
    <dc:date>2011-05-12T17:54:41</dc:date>
    <meta:generator>LibreOffice/3.3$Linux LibreOffice_project/330m19$Build-5</meta:generator>
    <meta:document-statistic meta:object-count="38"/>
  </office:meta>
</office:document-meta>
</file>